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PLMathItalic10-Italic" svg:font-family="PLMathItalic10-Italic"/>
    <style:font-face style:name="PLRoman10-Regular" svg:font-family="PLRoman10-Regular"/>
    <style:font-face style:name="PLRoman7-Regular" svg:font-family="PLRoman7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language="none" fo:country="none" fo:text-shadow="none" style:text-underline-style="none" fo:font-weight="normal" style:text-underline-mode="continuous" style:text-overline-mode="continuous" style:text-line-through-mode="continuous" style:language-asian="none" style:country-asian="none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style:font-name="PLMathItalic10-Italic" fo:font-size="10pt" fo:font-style="italic" style:font-name-asian="PLMathItalic10-Italic" style:font-name-complex="PLMathItalic10-Italic" style:font-size-asian="10pt" style:font-size-complex="10pt" style:font-style-asian="italic" style:font-style-complex="italic"/>
    </style:style>
    <style:style style:name="T3" style:family="text">
      <style:text-properties style:font-name="PLRoman7-Regular" fo:font-size="7pt" style:font-name-asian="PLRoman7-Regular" style:font-name-complex="PLRoman7-Regular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rp11-0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lumn 1</text:p>
          </table:table-cell>
          <table:table-cell table:formula="of:=COUNT([$'rp11-03'.$A$2:.$A$15])" office:value-type="float" office:value="14" calcext:value-type="float">
            <text:p>14</text:p>
          </table:table-cell>
          <table:table-cell table:formula="of:=SUM([$'rp11-03'.$A$2:.$A$15])" office:value-type="float" office:value="587" calcext:value-type="float">
            <text:p>587</text:p>
          </table:table-cell>
          <table:table-cell table:formula="of:=AVERAGE([$'rp11-03'.$A$2:.$A$15])" office:value-type="float" office:value="41.9285714285714" calcext:value-type="float">
            <text:p>41,9285714285714</text:p>
          </table:table-cell>
          <table:table-cell table:formula="of:=VAR([$'rp11-03'.$A$2:.$A$15])" office:value-type="float" office:value="364.532967032967" calcext:value-type="float">
            <text:p>364,5329670329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olumn 2</text:p>
          </table:table-cell>
          <table:table-cell table:formula="of:=COUNT([$'rp11-03'.$B$2:.$B$15])" office:value-type="float" office:value="14" calcext:value-type="float">
            <text:p>14</text:p>
          </table:table-cell>
          <table:table-cell table:formula="of:=SUM([$'rp11-03'.$B$2:.$B$15])" office:value-type="float" office:value="587" calcext:value-type="float">
            <text:p>587</text:p>
          </table:table-cell>
          <table:table-cell table:formula="of:=AVERAGE([$'rp11-03'.$B$2:.$B$15])" office:value-type="float" office:value="41.9285714285714" calcext:value-type="float">
            <text:p>41,9285714285714</text:p>
          </table:table-cell>
          <table:table-cell table:formula="of:=VAR([$'rp11-03'.$B$2:.$B$15])" office:value-type="float" office:value="364.532967032967" calcext:value-type="float">
            <text:p>364,5329670329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lumn 3</text:p>
          </table:table-cell>
          <table:table-cell table:formula="of:=COUNT([$'rp11-03'.$C$2:.$C$15])" office:value-type="float" office:value="14" calcext:value-type="float">
            <text:p>14</text:p>
          </table:table-cell>
          <table:table-cell table:formula="of:=SUM([$'rp11-03'.$C$2:.$C$15])" office:value-type="float" office:value="533" calcext:value-type="float">
            <text:p>533</text:p>
          </table:table-cell>
          <table:table-cell table:formula="of:=AVERAGE([$'rp11-03'.$C$2:.$C$15])" office:value-type="float" office:value="38.0714285714286" calcext:value-type="float">
            <text:p>38,0714285714286</text:p>
          </table:table-cell>
          <table:table-cell table:formula="of:=VAR([$'rp11-03'.$C$2:.$C$15])" office:value-type="float" office:value="170.994505494505" calcext:value-type="float">
            <text:p>170,9945054945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olumn 4</text:p>
          </table:table-cell>
          <table:table-cell table:formula="of:=COUNT([$'rp11-03'.$D$2:.$D$15])" office:value-type="float" office:value="14" calcext:value-type="float">
            <text:p>14</text:p>
          </table:table-cell>
          <table:table-cell table:formula="of:=SUM([$'rp11-03'.$D$2:.$D$15])" office:value-type="float" office:value="550" calcext:value-type="float">
            <text:p>550</text:p>
          </table:table-cell>
          <table:table-cell table:formula="of:=AVERAGE([$'rp11-03'.$D$2:.$D$15])" office:value-type="float" office:value="39.2857142857143" calcext:value-type="float">
            <text:p>39,2857142857143</text:p>
          </table:table-cell>
          <table:table-cell table:formula="of:=VAR([$'rp11-03'.$D$2:.$D$15])" office:value-type="float" office:value="152.21978021978" calcext:value-type="float">
            <text:p>152,219780219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Between Groups A</text:p>
          </table:table-cell>
          <table:table-cell table:formula="of:=SUMPRODUCT([$'rp11-03'.$H$8:.$H$11];[$'rp11-03'.$I$8:.$I$11])-SUM([$'rp11-03'.$H$8:.$H$11])^2/SUM([$'rp11-03'.$G$8:.$G$11])" office:value-type="float" office:value="158.196428571435" calcext:value-type="float">
            <text:p>158,196428571435</text:p>
          </table:table-cell>
          <table:table-cell table:formula="of:=COUNT([$'rp11-03'.$H$8:.$H$11])-1" office:value-type="float" office:value="3" calcext:value-type="float">
            <text:p>3</text:p>
          </table:table-cell>
          <table:table-cell table:formula="of:=[$'rp11-03'.$G$14] / [$'rp11-03'.$H$14]" office:value-type="float" office:value="52.7321428571449" calcext:value-type="float">
            <text:p>52,7321428571449</text:p>
          </table:table-cell>
          <table:table-cell table:formula="of:=[$'rp11-03'.$I$14] / [$'rp11-03'.$I$15]" office:value-type="float" office:value="0.200449050988181" calcext:value-type="float">
            <text:p>0,200449050988181</text:p>
          </table:table-cell>
          <table:table-cell table:formula="of:=LEGACY.FDIST([$'rp11-03'.$J$14]; [$'rp11-03'.$H$14]; [$'rp11-03'.$H$15])" office:value-type="float" office:value="0.895609003214778" calcext:value-type="float">
            <text:p>0,895609003214778</text:p>
          </table:table-cell>
          <table:table-cell table:formula="of:=LEGACY.FINV([$'rp11-03'.$G$5]; [$'rp11-03'.$H$14]; [$'rp11-03'.$H$15])" office:value-type="float" office:value="2.7826004234346" calcext:value-type="float">
            <text:p>2,7826004234346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Within Groups E</text:p>
          </table:table-cell>
          <table:table-cell table:formula="of:=SUM(DEVSQ([$'rp11-03'.$A$2:.$A$15]);DEVSQ([$'rp11-03'.$B$2:.$B$15]);DEVSQ([$'rp11-03'.$C$2:.$C$15]);DEVSQ([$'rp11-03'.$D$2:.$D$15]))" office:value-type="float" office:value="13679.6428571429" calcext:value-type="float">
            <text:p>13679,6428571429</text:p>
          </table:table-cell>
          <table:table-cell table:formula="of:=SUM([$'rp11-03'.$G$8:.$G$11])-COUNT([$'rp11-03'.$G$8:.$G$11])" office:value-type="float" office:value="52" calcext:value-type="float">
            <text:p>52</text:p>
          </table:table-cell>
          <table:table-cell table:formula="of:=[$'rp11-03'.$G$15] / [$'rp11-03'.$H$15]" office:value-type="float" office:value="263.070054945055" calcext:value-type="float">
            <text:p>263,07005494505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otal </text:p>
          </table:table-cell>
          <table:table-cell table:formula="of:=DEVSQ([$'rp11-03'.$A$2:.$A$15];[$'rp11-03'.$B$2:.$B$15];[$'rp11-03'.$C$2:.$C$15];[$'rp11-03'.$D$2:.$D$15])" office:value-type="float" office:value="13837.8392857143" calcext:value-type="float">
            <text:p>13837,8392857143</text:p>
          </table:table-cell>
          <table:table-cell table:formula="of:=SUM([$'rp11-03'.$G$8:.$G$11]) - 1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F &lt; F-critical 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Hipoteza <text:span text:style-name="T2">H</text:span><text:span text:style-name="T3">0 zachodzi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unkty położone są obrębie tej samej struktury geologicznej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PLMathItalic10-Italic" svg:font-family="PLMathItalic10-Italic"/>
    <style:font-face style:name="PLRoman10-Regular" svg:font-family="PLRoman10-Regular"/>
    <style:font-face style:name="PLRoman7-Regular" svg:font-family="PLRoman7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5:26:03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7T15:57:33.033000000</dc:date>
    <meta:editing-duration>PT2M51S</meta:editing-duration>
    <meta:editing-cycles>2</meta:editing-cycles>
    <meta:generator>LibreOffice/6.4.4.2$Windows_X86_64 LibreOffice_project/3d775be2011f3886db32dfd395a6a6d1ca2630ff</meta:generator>
    <meta:document-statistic meta:table-count="1" meta:cell-count="118" meta:object-count="0"/>
  </office:meta>
</office:document-meta>
</file>